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751c0"/>
    </style:style>
    <style:style style:name="P3" style:family="paragraph" style:parent-style-name="Standard">
      <style:text-properties officeooo:rsid="000c27dc" officeooo:paragraph-rsid="000c27dc"/>
    </style:style>
    <style:style style:name="P4" style:family="paragraph" style:parent-style-name="Quotations">
      <style:text-properties officeooo:paragraph-rsid="0011b45b"/>
    </style:style>
    <style:style style:name="P5" style:family="paragraph" style:parent-style-name="Quotations">
      <style:text-properties fo:color="#81d41a" loext:opacity="100%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Calibri Light" fo:font-size="12pt" style:text-underline-style="none" fo:font-weight="normal" officeooo:rsid="00061e22" officeooo:paragraph-rsid="00061e2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61e22" officeooo:paragraph-rsid="00061e2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61e22" officeooo:paragraph-rsid="00061e22" style:font-weight-asian="normal" style:font-weight-complex="normal"/>
    </style:style>
    <style:style style:name="P10" style:family="paragraph" style:parent-style-name="Standard">
      <style:text-properties officeooo:rsid="000c27dc" officeooo:paragraph-rsid="000c27dc"/>
    </style:style>
    <style:style style:name="P11" style:family="paragraph" style:parent-style-name="Standard">
      <style:text-properties officeooo:rsid="001065bb" officeooo:paragraph-rsid="001065bb"/>
    </style:style>
    <style:style style:name="P12" style:family="paragraph" style:parent-style-name="Standard">
      <style:text-properties officeooo:rsid="0011b45b" officeooo:paragraph-rsid="0011b45b"/>
    </style:style>
    <style:style style:name="P13" style:family="paragraph" style:parent-style-name="Text_20_body">
      <style:text-properties officeooo:rsid="0014848b" officeooo:paragraph-rsid="0014848b"/>
    </style:style>
    <style:style style:name="P14" style:family="paragraph" style:parent-style-name="Text_20_body">
      <style:text-properties fo:font-style="italic" officeooo:rsid="0014848b" officeooo:paragraph-rsid="0014848b" style:font-style-asian="italic" style:font-style-complex="italic"/>
    </style:style>
    <style:style style:name="P15" style:family="paragraph" style:parent-style-name="Text_20_body">
      <style:text-properties officeooo:rsid="0017c02e" officeooo:paragraph-rsid="0017c02e"/>
    </style:style>
    <style:style style:name="P16" style:family="paragraph" style:parent-style-name="Text_20_body">
      <style:text-properties officeooo:rsid="0017c02e" officeooo:paragraph-rsid="00185dd1"/>
    </style:style>
    <style:style style:name="T1" style:family="text">
      <style:text-properties style:font-name="Calibri Light" style:text-underline-style="none"/>
    </style:style>
    <style:style style:name="T2" style:family="text">
      <style:text-properties fo:color="#3465a4" loext:opacity="100%" style:font-name="Calibri Light"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color="#3465a4" loext:opacity="100%" style:font-name="Calibri Light" fo:font-size="14pt" style:text-underline-style="none" style:font-size-asian="14pt" style:font-size-complex="14pt"/>
    </style:style>
    <style:style style:name="T4" style:family="text">
      <style:text-properties officeooo:rsid="00061e22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Consolas2" fo:font-size="10.5pt" fo:font-weight="normal"/>
    </style:style>
    <style:style style:name="T7" style:family="text">
      <style:text-properties fo:color="#808080" loext:opacity="100%" style:font-name="Consolas2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2" fo:font-size="10.5pt" fo:font-weight="normal"/>
    </style:style>
    <style:style style:name="T10" style:family="text">
      <style:text-properties fo:color="#569cd6" loext:opacity="100%" style:font-name="Consolas2" fo:font-size="10.5pt" fo:font-weight="normal" fo:background-color="#1f1f1f" loext:char-shading-value="0"/>
    </style:style>
    <style:style style:name="T11" style:family="text">
      <style:text-properties fo:color="#4fc1ff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2" fo:font-size="10.5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2" fo:font-size="10.5pt" fo:font-weight="normal"/>
    </style:style>
    <style:style style:name="T16" style:family="text">
      <style:text-properties style:font-name="Consolas2" fo:font-size="10.5pt" fo:font-weight="normal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Consolas2" fo:font-size="10.5pt" fo:font-weight="normal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style:font-name="Consolas2" fo:font-size="10.5pt" fo:font-weight="normal"/>
    </style:style>
    <style:style style:name="T21" style:family="text">
      <style:text-properties officeooo:rsid="00074673"/>
    </style:style>
    <style:style style:name="T22" style:family="text">
      <style:text-properties officeooo:rsid="000751c0"/>
    </style:style>
    <style:style style:name="T23" style:family="text">
      <style:text-properties fo:color="#dcdcaa" loext:opacity="100%"/>
    </style:style>
    <style:style style:name="T24" style:family="text">
      <style:text-properties fo:color="#dcdcaa" loext:opacity="100%" style:font-name="Consolas2" fo:font-size="10.5pt" fo:font-weight="normal"/>
    </style:style>
    <style:style style:name="T25" style:family="text">
      <style:text-properties fo:color="#6a9955" loext:opacity="100%" style:font-name="Consolas2" fo:font-size="10.5pt" fo:font-weight="normal"/>
    </style:style>
    <style:style style:name="T26" style:family="text">
      <style:text-properties officeooo:rsid="00081e10"/>
    </style:style>
    <style:style style:name="T27" style:family="text">
      <style:text-properties officeooo:rsid="000a9984"/>
    </style:style>
    <style:style style:name="T28" style:family="text">
      <style:text-properties officeooo:rsid="000cf684"/>
    </style:style>
    <style:style style:name="T29" style:family="text">
      <style:text-properties fo:color="#c586c0" loext:opacity="100%"/>
    </style:style>
    <style:style style:name="T30" style:family="text">
      <style:text-properties fo:color="#c586c0" loext:opacity="100%" style:font-name="Consolas2" fo:font-size="10.5pt" fo:font-weight="normal"/>
    </style:style>
    <style:style style:name="T31" style:family="text">
      <style:text-properties officeooo:rsid="000edac4"/>
    </style:style>
    <style:style style:name="T32" style:family="text">
      <style:text-properties fo:color="#b5cea8" loext:opacity="100%" style:font-name="Consolas2" fo:font-size="10.5pt" fo:font-weight="normal"/>
    </style:style>
    <style:style style:name="T33" style:family="text">
      <style:text-properties fo:color="#00a933" loext:opacity="100%"/>
    </style:style>
    <style:style style:name="T34" style:family="text">
      <style:text-properties fo:color="#ffff00" loext:opacity="100%"/>
    </style:style>
    <style:style style:name="T35" style:family="text">
      <style:text-properties fo:color="#729fcf" loext:opacity="100%"/>
    </style:style>
    <style:style style:name="T36" style:family="text">
      <style:text-properties fo:color="#b4c7dc" loext:opacity="100%"/>
    </style:style>
    <style:style style:name="T37" style:family="text">
      <style:text-properties officeooo:rsid="00126bd5"/>
    </style:style>
    <style:style style:name="T38" style:family="text">
      <style:text-properties fo:color="#c8c8c8" loext:opacity="100%"/>
    </style:style>
    <style:style style:name="T39" style:family="text">
      <style:text-properties officeooo:rsid="00164b93"/>
    </style:style>
    <style:style style:name="T40" style:family="text">
      <style:text-properties officeooo:rsid="0017c02e"/>
    </style:style>
    <style:style style:name="T41" style:family="text">
      <style:text-properties officeooo:rsid="00185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zi.com/cursos/angular-modular/" text:style-name="Internet_20_link" text:visited-style-name="Visited_20_Internet_20_Link"><text:span text:style-name="T2"> Router: Lazy Loading y Programación Modular</text:span></text:a></text:p>
      <text:p text:style-name="P1"/>
      <text:p text:style-name="P7">VIDEO 1:</text:p>
      <text:p text:style-name="P8"/>
      <text:p text:style-name="P7">- Agregamos las paginas como componentes:</text:p>
      <text:p text:style-name="P8"/>
      <text:h text:style-name="Heading_20_4" text:outline-level="4">» ng g c pages/….</text:h>
      <text:p text:style-name="P9"/>
      <text:p text:style-name="Standard">- <text:span text:style-name="T7">&lt;</text:span><text:span text:style-name="T10">router-outlet</text:span><text:span text:style-name="T7">&gt;&lt;/</text:span><text:span text:style-name="T10">router-outlet</text:span><text:span text:style-name="T7">&gt;:</text:span></text:p>
      <text:p text:style-name="Standard">Permite hacer todo el renderizado de las paginas de las rutas.</text:p>
      <text:p text:style-name="Standard"/>
      <text:p text:style-name="Standard">- <text:span text:style-name="T4">Vamos definiendo las rutas: en routing.module:</text:span></text:p>
      <text:p text:style-name="Quotations"><text:span text:style-name="T8">const</text:span> <text:span text:style-name="T11">routes</text:span><text:span text:style-name="T12">:</text:span> <text:span text:style-name="T14">Routes</text:span> <text:span text:style-name="T12">=</text:span> [</text:p>
      <text:p text:style-name="Quotations">  <text:span text:style-name="T16">{</text:span></text:p>
      <text:p text:style-name="Quotations">    <text:span text:style-name="T18">path:</text:span><text:span text:style-name="T16"> </text:span><text:span text:style-name="T20">'home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HomeComponent</text:span></text:p>
      <text:p text:style-name="Quotations">  <text:span text:style-name="T16">},</text:span></text:p>
      <text:p text:style-name="Quotations">  <text:span text:style-name="T16">{</text:span></text:p>
      <text:p text:style-name="Quotations">    <text:span text:style-name="T18">path:</text:span><text:span text:style-name="T16"> </text:span><text:span text:style-name="T20">'ctaegory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CategoryComponent</text:span></text:p>
      <text:p text:style-name="Quotations">  <text:span text:style-name="T16">}</text:span></text:p>
      <text:p text:style-name="Quotations">];</text:p>
      <text:p text:style-name="Standard"/>
      <text:p text:style-name="Standard">- <text:span text:style-name="T4">Para redireccionar:</text:span></text:p>
      <text:p text:style-name="Quotations">{</text:p>
      <text:p text:style-name="Quotations"><text:span text:style-name="T18"><text:tab/>path:</text:span><text:span text:style-name="T16"> </text:span><text:span text:style-name="T20">''</text:span><text:span text:style-name="T16">,</text:span></text:p>
      <text:p text:style-name="Quotations"><text:span text:style-name="T18"><text:tab/>redirectTo:</text:span><text:span text:style-name="T16"> </text:span><text:span text:style-name="T20">'/home'</text:span><text:span text:style-name="T16">,</text:span></text:p>
      <text:p text:style-name="Quotations"><text:span text:style-name="T18"><text:tab/>pathMatch:</text:span><text:span text:style-name="T16"> </text:span><text:span text:style-name="T20">'full'</text:span></text:p>
      <text:p text:style-name="Quotations">},</text:p>
      <text:p text:style-name="Standard"/>
      <text:p text:style-name="Standard">- <text:span text:style-name="T21">Para indicar que necesito un parametro por url:</text:span></text:p>
      <text:p text:style-name="Quotations">{</text:p>
      <text:p text:style-name="Quotations">    <text:span text:style-name="T18">path:</text:span><text:span text:style-name="T16"> </text:span><text:span text:style-name="T20">'category/:id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CategoryComponent</text:span></text:p>
      <text:p text:style-name="Quotations">  <text:span text:style-name="T16">},</text:span></text:p>
      <text:p text:style-name="Standard"/>
      <text:p text:style-name="P2"><text:tab/>- <text:span text:style-name="T22">En </text:span><text:span text:style-name="T26">category.</text:span><text:span text:style-name="T22">component:</text:span></text:p>
      <text:p text:style-name="Quotations"><text:span text:style-name="T8">constructor</text:span>(<text:span text:style-name="T8">private</text:span> <text:span text:style-name="T17">route</text:span><text:span text:style-name="T12">:</text:span> <text:span text:style-name="T14">ActivatedRoute</text:span>){}</text:p>
      <text:p text:style-name="Quotations"/>
      <text:p text:style-name="Quotations">  <text:span text:style-name="T24">ngOnInit</text:span><text:span text:style-name="T16">()</text:span><text:span text:style-name="T13">:</text:span><text:span text:style-name="T16"> </text:span><text:span text:style-name="T15">void</text:span><text:span text:style-name="T16"> {</text:span></text:p>
      <text:p text:style-name="Quotations">    <text:span text:style-name="T25">// nos subscribimos a. paramMap y obtenemos el parametro id que viene en la url,</text:span></text:p>
      <text:p text:style-name="Quotations">    <text:span text:style-name="T25">// este debe ser igual al declarado en app-routing</text:span></text:p>
      <text:p text:style-name="Quotations">    <text:span text:style-name="T9">this</text:span><text:span text:style-name="T16">.</text:span><text:span text:style-name="T18">route</text:span><text:span text:style-name="T16">.</text:span><text:span text:style-name="T18">paramMap</text:span><text:span text:style-name="T16">.</text:span><text:span text:style-name="T24">subscribe</text:span><text:span text:style-name="T16">(</text:span><text:span text:style-name="T18">params</text:span><text:span text:style-name="T16"> </text:span><text:span text:style-name="T9">=&gt;</text:span><text:span text:style-name="T16"> {</text:span></text:p>
      <text:p text:style-name="Quotations">      <text:span text:style-name="T9">this</text:span><text:span text:style-name="T16">.</text:span><text:span text:style-name="T18">categoryId</text:span><text:span text:style-name="T16"> </text:span><text:span text:style-name="T13">=</text:span><text:span text:style-name="T16"> </text:span><text:span text:style-name="T18">params</text:span><text:span text:style-name="T16">.</text:span><text:span text:style-name="T24">get</text:span><text:span text:style-name="T16">(</text:span><text:span text:style-name="T20">'id'</text:span><text:span text:style-name="T16">);</text:span></text:p>
      <text:p text:style-name="Quotations">    <text:span text:style-name="T16">}); </text:span></text:p>
      <text:p text:style-name="Quotations">  <text:span text:style-name="T16">}</text:span></text:p>
      <text:p text:style-name="P2"/>
      <text:p text:style-name="P2">- <text:span text:style-name="T27">Cuando un template es muy sencillo se puede colocar el código en el atributo template del @Component en vez del templateUrl, y eliminar el archivo html</text:span></text:p>
      <text:p text:style-name="Quotations"><text:soft-page-break/>@<text:span text:style-name="T14">Component</text:span>({</text:p>
      <text:p text:style-name="Quotations">  <text:span text:style-name="T18">selector:</text:span><text:span text:style-name="T16"> </text:span><text:span text:style-name="T20">'app-category'</text:span><text:span text:style-name="T16">,</text:span></text:p>
      <text:p text:style-name="Quotations">  <text:span text:style-name="T18">template:</text:span><text:span text:style-name="T16"> </text:span><text:span text:style-name="T20">`</text:span><text:span text:style-name="T6">&lt;</text:span><text:span text:style-name="T9">app-products-list</text:span><text:span text:style-name="T16"> </text:span><text:span text:style-name="T18">[products]</text:span><text:span text:style-name="T16">=</text:span><text:span text:style-name="T20">"</text:span><text:span text:style-name="T18">products</text:span><text:span text:style-name="T20">"</text:span><text:span text:style-name="T16"> </text:span><text:span text:style-name="T6">&gt;&lt;/</text:span><text:span text:style-name="T9">app-products-list</text:span><text:span text:style-name="T6">&gt;</text:span></text:p>
      <text:p text:style-name="Quotations"><text:tab/><text:tab/><text:tab/> <text:span text:style-name="T6">&lt;</text:span><text:span text:style-name="T9">button</text:span><text:span text:style-name="T16"> </text:span><text:span text:style-name="T18">(click)</text:span><text:span text:style-name="T16">=</text:span><text:span text:style-name="T20">"</text:span><text:span text:style-name="T24">loadMore</text:span><text:span text:style-name="T16">()</text:span><text:span text:style-name="T20">"</text:span><text:span text:style-name="T6">&gt;</text:span><text:span text:style-name="T16">Load more...</text:span><text:span text:style-name="T6">&lt;/</text:span><text:span text:style-name="T9">button</text:span><text:span text:style-name="T6">&gt;</text:span><text:span text:style-name="T20">`</text:span><text:span text:style-name="T16">,</text:span></text:p>
      <text:p text:style-name="Quotations">  <text:span text:style-name="T25">//templateUrl: './category.component.html',</text:span></text:p>
      <text:p text:style-name="Quotations">  <text:span text:style-name="T18">styleUrls:</text:span><text:span text:style-name="T16"> [</text:span><text:span text:style-name="T20">'./category.component.scss'</text:span><text:span text:style-name="T16">]</text:span></text:p>
      <text:p text:style-name="Quotations">})</text:p>
      <text:p text:style-name="P2"/>
      <text:p text:style-name="P3">VIDEO 6: RouterLink y RouterActive</text:p>
      <text:p text:style-name="P3"/>
      <text:p text:style-name="P3">- Router linz sustituye al href, es como {% url… en Django:</text:p>
      <text:p text:style-name="Quotations"><text:span text:style-name="T5">&lt;</text:span><text:span text:style-name="T8">a</text:span> <text:span text:style-name="T17">routerLink</text:span>=<text:span text:style-name="T19">"home"</text:span><text:span text:style-name="T5">&gt;</text:span>All<text:span text:style-name="T5">&lt;/</text:span><text:span text:style-name="T8">a</text:span><text:span text:style-name="T5">&gt;</text:span></text:p>
      <text:p text:style-name="P3"/>
      <text:p text:style-name="P3">- <text:span text:style-name="T28">Creando path dinamicamente a partir de un arreglo:</text:span></text:p>
      <text:p text:style-name="Quotations"><text:span text:style-name="T5">&lt;</text:span><text:span text:style-name="T8">li</text:span> *<text:span text:style-name="T29">ngFor</text:span>="<text:span text:style-name="T8">let</text:span> <text:span text:style-name="T17">item</text:span> <text:span text:style-name="T8">of</text:span> <text:span text:style-name="T17">categories</text:span>"<text:span text:style-name="T5">&gt;</text:span></text:p>
      <text:p text:style-name="Quotations"><text:span text:style-name="T6"><text:tab/>&lt;</text:span><text:span text:style-name="T9">a</text:span><text:span text:style-name="T16"> [</text:span><text:span text:style-name="T18">routerLink</text:span><text:span text:style-name="T16">]="[</text:span><text:span text:style-name="T20">'/category'</text:span><text:span text:style-name="T16">, </text:span><text:span text:style-name="T18">item</text:span><text:span text:style-name="T16">.</text:span><text:span text:style-name="T18">id</text:span><text:span text:style-name="T16">]"</text:span><text:span text:style-name="T6">&gt;</text:span><text:span text:style-name="T16">{{ </text:span><text:span text:style-name="T18">item</text:span><text:span text:style-name="T16">.</text:span><text:span text:style-name="T18">name</text:span><text:span text:style-name="T16"> }}</text:span><text:span text:style-name="T6">&lt;/</text:span><text:span text:style-name="T9">a</text:span><text:span text:style-name="T6">&gt;</text:span></text:p>
      <text:p text:style-name="Quotations"><text:span text:style-name="T6">&lt;/</text:span><text:span text:style-name="T9">li</text:span><text:span text:style-name="T6">&gt;</text:span></text:p>
      <text:p text:style-name="P3"/>
      <text:p text:style-name="P3">- <text:span text:style-name="T31">routerLinkActive: aplica una clase de estilo a el lin activo en ese momento:</text:span></text:p>
      <text:p text:style-name="Quotations"><text:span text:style-name="T5">&lt;</text:span><text:span text:style-name="T8">a</text:span> <text:span text:style-name="T17">routerLinkActive</text:span>=<text:span text:style-name="T19">"active"</text:span> [<text:span text:style-name="T17">routerLink</text:span>]="[<text:span text:style-name="T19">'/category'</text:span>, <text:span text:style-name="T17">item</text:span>.<text:span text:style-name="T17">id</text:span>]"<text:span text:style-name="T5">&gt;</text:span>{{ <text:span text:style-name="T17">item</text:span>.<text:span text:style-name="T17">name</text:span> }}<text:span text:style-name="T5">&lt;/</text:span><text:span text:style-name="T8">a</text:span><text:span text:style-name="T5">&gt;</text:span></text:p>
      <text:p text:style-name="P3"/>
      <text:p text:style-name="P11">VIDEO 7: Not Found:</text:p>
      <text:p text:style-name="P11"/>
      <text:p text:style-name="P11">- Para indicarle que se dirija a una pegina cuando no escuentre nada:</text:p>
      <text:p text:style-name="Quotations">{</text:p>
      <text:p text:style-name="Quotations">    <text:span text:style-name="T18">path:</text:span><text:span text:style-name="T16"> </text:span><text:span text:style-name="T20">'**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NotFoundComponent</text:span></text:p>
      <text:p text:style-name="Quotations">  <text:span text:style-name="T16">}</text:span></text:p>
      <text:p text:style-name="P11"/>
      <text:p text:style-name="P12">VIDEO 8: Product Detail</text:p>
      <text:p text:style-name="P12"/>
      <text:p text:style-name="P12">- click a la imagen para ir al detalle</text:p>
      <text:p text:style-name="Quotations"><text:span text:style-name="T5">&lt;</text:span><text:span text:style-name="T8">a</text:span> [<text:span text:style-name="T17">routerLink</text:span>]="[<text:span text:style-name="T19">'/product'</text:span>, <text:span text:style-name="T17">product</text:span>.<text:span text:style-name="T17">id</text:span>]"<text:span text:style-name="T5">&gt;</text:span></text:p>
      <text:p text:style-name="Quotations">  <text:span text:style-name="T6">&lt;</text:span><text:span text:style-name="T9">app-img</text:span><text:span text:style-name="T16"> *</text:span><text:span text:style-name="T30">ngIf</text:span><text:span text:style-name="T16">="</text:span><text:span text:style-name="T18">product</text:span><text:span text:style-name="T16">.</text:span><text:span text:style-name="T18">images</text:span><text:span text:style-name="T16">.</text:span><text:span text:style-name="T18">length</text:span><text:span text:style-name="T16"> </text:span><text:span text:style-name="T13">&gt;</text:span><text:span text:style-name="T16"> </text:span><text:span text:style-name="T32">0</text:span><text:span text:style-name="T16">" [</text:span><text:span text:style-name="T18">img</text:span><text:span text:style-name="T16">]="</text:span><text:span text:style-name="T18">product</text:span><text:span text:style-name="T16">.</text:span><text:span text:style-name="T18">images</text:span><text:span text:style-name="T16">[</text:span><text:span text:style-name="T32">0</text:span><text:span text:style-name="T16">]" </text:span><text:span text:style-name="T6">&gt;&lt;/</text:span><text:span text:style-name="T9">app-img</text:span><text:span text:style-name="T6">&gt;</text:span></text:p>
      <text:p text:style-name="Quotations"><text:span text:style-name="T5">&lt;/</text:span><text:span text:style-name="T8">a</text:span><text:span text:style-name="T5">&gt;</text:span></text:p>
      <text:p text:style-name="P12"/>
      <text:p text:style-name="P12">- Ir Atras:</text:p>
      <text:p text:style-name="Quotations"><text:span text:style-name="T36">constructor</text:span>(</text:p>
      <text:p text:style-name="Quotations"><text:s text:c="4"/>private <text:span text:style-name="T35">location</text:span>: <text:span text:style-name="T33">Location</text:span></text:p>
      <text:p text:style-name="P4"><text:s text:c="2"/>){}</text:p>
      <text:p text:style-name="P4"><text:line-break/><text:span text:style-name="T34">goToBack()</text:span>{</text:p>
      <text:p text:style-name="Quotations"><text:s text:c="4"/>this.<text:span text:style-name="T35">location</text:span>.<text:span text:style-name="T34">back()</text:span>;</text:p>
      <text:p text:style-name="Quotations"><text:s text:c="2"/>}</text:p>
      <text:p text:style-name="Quotations"/>
      <text:p text:style-name="Text_20_body"/>
      <text:p text:style-name="Text_20_body"/>
      <text:p text:style-name="Text_20_body"><text:soft-page-break/>- <text:span text:style-name="T37">VIDEO 9: Parametros URL( Query Param):</text:span></text:p>
      <text:p text:style-name="Text_20_body">- <text:span text:style-name="T37">Para recibirlos:</text:span></text:p>
      <text:p text:style-name="Quotations"><text:span text:style-name="T8">this</text:span>.<text:span text:style-name="T17">route</text:span>.<text:span text:style-name="T17">queryParamMap</text:span>.<text:span text:style-name="T23">subscribe</text:span>((<text:span text:style-name="T17">params</text:span>) <text:span text:style-name="T8">=&gt;</text:span> {</text:p>
      <text:p text:style-name="Quotations">      <text:span text:style-name="T9">this</text:span><text:span text:style-name="T16">.</text:span><text:span text:style-name="T18">productId</text:span><text:span text:style-name="T16"> </text:span><text:span text:style-name="T13">=</text:span><text:span text:style-name="T16"> </text:span><text:span text:style-name="T18">params</text:span><text:span text:style-name="T16">.</text:span><text:span text:style-name="T24">get</text:span><text:span text:style-name="T16">(</text:span><text:span text:style-name="T20">'product'</text:span><text:span text:style-name="T16">);</text:span></text:p>
      <text:p text:style-name="Quotations">      <text:span text:style-name="T18">console</text:span><text:span text:style-name="T16">.</text:span><text:span text:style-name="T24">log</text:span><text:span text:style-name="T16">(</text:span><text:span text:style-name="T9">this</text:span><text:span text:style-name="T16">.</text:span><text:span text:style-name="T18">productId</text:span><text:span text:style-name="T16">);</text:span></text:p>
      <text:p text:style-name="Text_20_body"/>
      <text:p text:style-name="Text_20_body">- <text:span text:style-name="T37">Enviarlo desde un HTML:</text:span></text:p>
      <text:p text:style-name="P5">&lt;!-- con routerLink=".", agregamos el query param al url que estemos actualmente --&gt;</text:p>
      <text:p text:style-name="Quotations"><text:span text:style-name="T5">&lt;</text:span><text:span text:style-name="T8">a</text:span> <text:span text:style-name="T17">routerLink</text:span>=<text:span text:style-name="T19">"."</text:span> [<text:span text:style-name="T17">queryParams</text:span>]="{ <text:span text:style-name="T38">product</text:span>: <text:span text:style-name="T17">product</text:span>.<text:span text:style-name="T17">id</text:span> }"<text:span text:style-name="T5">&gt;</text:span>Ver detalle<text:span text:style-name="T5">&lt;/</text:span><text:span text:style-name="T8">a</text:span><text:span text:style-name="T5">&gt;</text:span></text:p>
      <text:p text:style-name="Text_20_body"/>
      <text:p text:style-name="P13">VIDEO 10: LazyLoading y CodeSplitting</text:p>
      <text:p text:style-name="P13">- Nuestro codigo esta en main.js</text:p>
      <text:p text:style-name="P13">- (VER PDF…)</text:p>
      <text:p text:style-name="P13">- VIDEO 11: Programación Modular</text:p>
      <text:p text:style-name="P13">- Por defecto Angular solo trae un Modelo app.module, sin embargo se pueden crear otros modulo a fin de dividir las funcionalidades de la aplicación entre ellos.</text:p>
      <text:p text:style-name="P13">- Estos los definen el decorador @NgModule, que se compone de:</text:p>
      <text:p text:style-name="P13">+ imports: donde importamos otros modulos que queremos utilizar en nuestro modulo. (FormModule, HttpClientModule, SwiperModule,etc).</text:p>
      <text:p text:style-name="P13">+ providers: son los servicios, en este caso solo los interceptors, ya los demas servicios vienen por defecto, provideIn root. <text:span text:style-name="T39">Los servicion con provideIn root se pueden utilizar en otros modulos</text:span></text:p>
      <text:p text:style-name="P13">+ declarations: son los elementos pertenecientes a nuestro modulo ( componentes, pipes y directivas)</text:p>
      <text:p text:style-name="P13">+ exports: aquí se colocan los elementos que quiero que mi modulo comparta con otros.</text:p>
      <text:p text:style-name="P13">+ bootstrap: donde va el componente de inicio, normalmente solo lo tiene nuestro modulo principal.</text:p>
      <text:p text:style-name="P14">- <text:span text:style-name="T40">Tipos de modulos:</text:span></text:p>
      <text:p text:style-name="P15">+ Root Module: Es el modulo por default que viene en aAngular que inicia toda la aplicación</text:p>
      <text:p text:style-name="P15">+ Core Module: Aquí van Services que son accesibles para todos los módulos y sus componentes. Los provideIn root, ya son accesibles a todos los modulos.</text:p>
      <text:p text:style-name="P15">+ Routing Module: donde manejamos las rutas de nuestra app-category</text:p>
      <text:p text:style-name="P15">+ Feature/Domain Module: Son los que programamos para cada funcion de nuestra app ( ventas, i<text:span text:style-name="T41">n</text:span>ventario, clientes, usuarios, etc)</text:p>
      <text:p text:style-name="P15"><text:soft-page-break/>+ Shared Module: aca utilizamos, components, pipes, directives que queramos compartir entre los diferentes modulos de nuestra app.</text:p>
      <text:p text:style-name="P15">- VIDEO 12: Vistas Anidadas – Estructura de Modulos</text:p>
      <text:p text:style-name="P15">- (VER PDF…)</text:p>
      <text:p text:style-name="P15">- <text:span text:style-name="T41">VIDEO 13: Creando el CMS Content Management System</text:span></text:p>
      <text:p text:style-name="P15">- <text:span text:style-name="T41">En los routing de los modulos que no son el principal aparecera las rutas com .forChild</text:span></text:p>
      <text:p text:style-name="P15">- <text:span text:style-name="T41">Cargamos el routing del otro modulo:</text:span></text:p>
      <text:p text:style-name="Quotations">// cargamos el routing de cms</text:p>
      <text:p text:style-name="Quotations">    <text:span text:style-name="T18">path:</text:span><text:span text:style-name="T16"> </text:span><text:span text:style-name="T20">'cms'</text:span><text:span text:style-name="T16">,</text:span></text:p>
      <text:p text:style-name="Quotations">    <text:span text:style-name="T24">loadChildren</text:span><text:span text:style-name="T18">:</text:span><text:span text:style-name="T16"> () </text:span><text:span text:style-name="T9">=&gt;</text:span><text:span text:style-name="T16"> </text:span><text:span text:style-name="T9">import</text:span><text:span text:style-name="T16">(</text:span><text:span text:style-name="T20">'./cms/cms.module'</text:span><text:span text:style-name="T16">).</text:span><text:span text:style-name="T24">then</text:span><text:span text:style-name="T16">(</text:span><text:span text:style-name="T18">m</text:span><text:span text:style-name="T16"> </text:span><text:span text:style-name="T9">=&gt;</text:span><text:span text:style-name="T16"> </text:span><text:span text:style-name="T18">m</text:span><text:span text:style-name="T16">.</text:span><text:span text:style-name="T15">CmsModule</text:span><text:span text:style-name="T16">)</text:span></text:p>
      <text:p text:style-name="P15"/>
      <text:p text:style-name="P16">- <text:span text:style-name="T41">VIDEO 15: Creando un Shared Module:</text:span></text:p>
      <text:p text:style-name="P16"><text:span text:style-name="T41">- Este no tiene routing</text:span></text:p>
      <text:p text:style-name="P16">- <text:span text:style-name="T41">En el shared.module debemos exportar lo elementos que queremos compartir: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1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6-01T17:01:05.423000000</dc:date>
    <meta:editing-duration>PT15H14M49S</meta:editing-duration>
    <meta:editing-cycles>17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108" meta:word-count="647" meta:character-count="4572" meta:non-whitespace-character-count="3909"/>
  </office:meta>
</office:document-meta>
</file>